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font-size="30pt" fo:font-weight="bold" officeooo:rsid="002949c7" officeooo:paragraph-rsid="00093160" style:font-size-asian="30pt" style:font-weight-asian="bold" style:font-size-complex="30pt" style:font-weight-complex="bold"/>
    </style:style>
    <style:style style:name="P2" style:family="paragraph" style:parent-style-name="Subtitle">
      <style:text-properties officeooo:paragraph-rsid="00093160"/>
    </style:style>
    <style:style style:name="P3" style:family="paragraph" style:parent-style-name="Subtitle">
      <style:text-properties officeooo:rsid="001f4e9b" officeooo:paragraph-rsid="00093160"/>
    </style:style>
    <style:style style:name="P4" style:family="paragraph" style:parent-style-name="Text_20_body">
      <style:text-properties officeooo:rsid="001f4e9b" officeooo:paragraph-rsid="00093160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  <style:text-properties officeooo:paragraph-rsid="00093160"/>
    </style:style>
    <style:style style:name="P9" style:family="paragraph" style:parent-style-name="Text_20_body">
      <style:text-properties style:text-position="0% 100%" fo:language="de" fo:country="DE" officeooo:rsid="005f9034" officeooo:paragraph-rsid="005f9034"/>
    </style:style>
    <style:style style:name="P10" style:family="paragraph" style:parent-style-name="Text_20_body">
      <style:text-properties officeooo:rsid="005f9034" officeooo:paragraph-rsid="005f9034"/>
    </style:style>
    <style:style style:name="P11" style:family="paragraph" style:parent-style-name="Text_20_body">
      <style:text-properties officeooo:rsid="005f9186" officeooo:paragraph-rsid="005f9186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Text_20_body">
      <style:text-properties officeooo:paragraph-rsid="00093160"/>
    </style:style>
    <style:style style:name="P15" style:family="paragraph" style:parent-style-name="Heading_20_2">
      <style:paragraph-properties fo:text-align="center" style:justify-single-word="false"/>
      <style:text-properties officeooo:paragraph-rsid="006221ac"/>
    </style:style>
    <style:style style:name="P16" style:family="paragraph" style:parent-style-name="Text_20_body">
      <style:paragraph-properties fo:text-align="start" style:justify-single-word="false"/>
      <style:text-properties officeooo:rsid="0050a7ab" officeooo:paragraph-rsid="006221ac"/>
    </style:style>
    <style:style style:name="P17" style:family="paragraph" style:parent-style-name="Heading_20_2">
      <style:paragraph-properties fo:text-align="center" style:justify-single-word="false"/>
      <style:text-properties officeooo:paragraph-rsid="005d45f7"/>
    </style:style>
    <style:style style:name="P18" style:family="paragraph" style:parent-style-name="Text_20_body">
      <style:text-properties officeooo:rsid="0047b333" officeooo:paragraph-rsid="0047b333"/>
    </style:style>
    <style:style style:name="P19" style:family="paragraph" style:parent-style-name="Heading_20_2">
      <style:paragraph-properties fo:text-align="center" style:justify-single-word="false"/>
      <style:text-properties fo:language="de" fo:country="DE" officeooo:rsid="005d45f7" officeooo:paragraph-rsid="005d45f7"/>
    </style:style>
    <style:style style:name="P20" style:family="paragraph" style:parent-style-name="Heading_20_3">
      <style:paragraph-properties fo:text-align="center" style:justify-single-word="false"/>
    </style:style>
    <style:style style:name="P21" style:family="paragraph" style:parent-style-name="Text_20_body">
      <style:text-properties officeooo:rsid="005f2d9d" officeooo:paragraph-rsid="005f2d9d"/>
    </style:style>
    <style:style style:name="P22" style:family="paragraph" style:parent-style-name="Heading_20_1">
      <style:paragraph-properties fo:text-align="center" style:justify-single-word="false"/>
      <style:text-properties fo:language="de" fo:country="DE" officeooo:paragraph-rsid="00093160"/>
    </style:style>
    <style:style style:name="P23" style:family="paragraph" style:parent-style-name="Text_20_body">
      <style:text-properties officeooo:rsid="005443a9" officeooo:paragraph-rsid="005443a9"/>
    </style:style>
    <style:style style:name="P24" style:family="paragraph" style:parent-style-name="Text_20_body" style:list-style-name="L1">
      <style:paragraph-properties fo:line-height="100%"/>
      <style:text-properties officeooo:rsid="00528b96" officeooo:paragraph-rsid="00528b96"/>
    </style:style>
    <style:style style:name="P25" style:family="paragraph" style:parent-style-name="Text_20_body" style:list-style-name="L1">
      <style:paragraph-properties fo:line-height="100%"/>
      <style:text-properties officeooo:rsid="006e3729" officeooo:paragraph-rsid="006e3729"/>
    </style:style>
    <style:style style:name="P26" style:family="paragraph" style:parent-style-name="Text_20_body">
      <style:text-properties officeooo:paragraph-rsid="00168294"/>
    </style:style>
    <style:style style:name="P27" style:family="paragraph" style:parent-style-name="Text_20_body">
      <style:paragraph-properties fo:text-align="justify" style:justify-single-word="false"/>
      <style:text-properties officeooo:rsid="005443a9" officeooo:paragraph-rsid="005aa14a"/>
    </style:style>
    <style:style style:name="P28" style:family="paragraph" style:parent-style-name="Heading_20_3">
      <style:paragraph-properties fo:text-align="start" style:justify-single-word="false"/>
      <style:text-properties officeooo:paragraph-rsid="007d9c77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paragraph-rsid="007d9c77"/>
    </style:style>
    <style:style style:name="P30" style:family="paragraph" style:parent-style-name="Text_20_body">
      <style:text-properties fo:language="de" fo:country="DE" officeooo:paragraph-rsid="00093160" fo:background-color="#ffffff"/>
    </style:style>
    <style:style style:name="P31" style:family="paragraph" style:parent-style-name="Heading_20_2">
      <style:paragraph-properties fo:text-align="center" style:justify-single-word="false"/>
      <style:text-properties officeooo:paragraph-rsid="005aa14a"/>
    </style:style>
    <style:style style:name="P32" style:family="paragraph" style:parent-style-name="Heading_20_3">
      <style:paragraph-properties fo:text-align="start" style:justify-single-word="false"/>
      <style:text-properties officeooo:paragraph-rsid="005aa14a"/>
    </style:style>
    <style:style style:name="P33" style:family="paragraph" style:parent-style-name="Text_20_body" style:list-style-name="L3">
      <style:paragraph-properties fo:line-height="100%" fo:text-align="start" style:justify-single-word="false"/>
      <style:text-properties officeooo:rsid="00245a16" officeooo:paragraph-rsid="005aa14a"/>
    </style:style>
    <style:style style:name="P34" style:family="paragraph" style:parent-style-name="Heading_20_3">
      <style:text-properties officeooo:paragraph-rsid="005aa14a"/>
    </style:style>
    <style:style style:name="P35" style:family="paragraph" style:parent-style-name="Text_20_body">
      <style:text-properties officeooo:paragraph-rsid="005aa14a"/>
    </style:style>
    <style:style style:name="P36" style:family="paragraph" style:parent-style-name="Heading_20_2">
      <style:paragraph-properties fo:text-align="center" style:justify-single-word="false"/>
      <style:text-properties officeooo:paragraph-rsid="007ddccb"/>
    </style:style>
    <style:style style:name="P37" style:family="paragraph" style:parent-style-name="Heading_20_3">
      <style:paragraph-properties fo:text-align="start" style:justify-single-word="false"/>
      <style:text-properties officeooo:paragraph-rsid="007ddccb"/>
    </style:style>
    <style:style style:name="P38" style:family="paragraph" style:parent-style-name="Text_20_body" style:list-style-name="L3">
      <style:paragraph-properties fo:line-height="100%" fo:text-align="start" style:justify-single-word="false"/>
      <style:text-properties officeooo:rsid="00245a16" officeooo:paragraph-rsid="007ddccb"/>
    </style:style>
    <style:style style:name="P39" style:family="paragraph" style:parent-style-name="Heading_20_3">
      <style:text-properties officeooo:paragraph-rsid="007ddccb"/>
    </style:style>
    <style:style style:name="P40" style:family="paragraph" style:parent-style-name="Text_20_body">
      <style:text-properties officeooo:paragraph-rsid="007ddccb"/>
    </style:style>
    <style:style style:name="P41" style:family="paragraph" style:parent-style-name="Heading_20_2">
      <style:paragraph-properties fo:text-align="center" style:justify-single-word="false"/>
      <style:text-properties officeooo:paragraph-rsid="007f107d"/>
    </style:style>
    <style:style style:name="P42" style:family="paragraph" style:parent-style-name="Heading_20_3">
      <style:paragraph-properties fo:text-align="start" style:justify-single-word="false"/>
      <style:text-properties officeooo:paragraph-rsid="007f107d"/>
    </style:style>
    <style:style style:name="P43" style:family="paragraph" style:parent-style-name="Text_20_body" style:list-style-name="L3">
      <style:paragraph-properties fo:line-height="100%" fo:text-align="start" style:justify-single-word="false"/>
      <style:text-properties officeooo:rsid="00245a16" officeooo:paragraph-rsid="007f107d"/>
    </style:style>
    <style:style style:name="P44" style:family="paragraph" style:parent-style-name="Heading_20_3">
      <style:text-properties officeooo:paragraph-rsid="0083c9f1"/>
    </style:style>
    <style:style style:name="P45" style:family="paragraph" style:parent-style-name="Heading_20_2">
      <style:paragraph-properties fo:text-align="center" style:justify-single-word="false"/>
      <style:text-properties officeooo:paragraph-rsid="0083c9f1"/>
    </style:style>
    <style:style style:name="P46" style:family="paragraph" style:parent-style-name="Heading_20_3">
      <style:paragraph-properties fo:text-align="start" style:justify-single-word="false"/>
      <style:text-properties officeooo:paragraph-rsid="0083c9f1"/>
    </style:style>
    <style:style style:name="P47" style:family="paragraph" style:parent-style-name="Text_20_body" style:list-style-name="L3">
      <style:paragraph-properties fo:line-height="100%" fo:text-align="start" style:justify-single-word="false"/>
      <style:text-properties officeooo:rsid="00245a16" officeooo:paragraph-rsid="0083c9f1"/>
    </style:style>
    <style:style style:name="P48" style:family="paragraph" style:parent-style-name="Text_20_body">
      <style:text-properties officeooo:paragraph-rsid="0083c9f1"/>
    </style:style>
    <style:style style:name="P4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5f9034"/>
    </style:style>
    <style:style style:name="P5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5ae892"/>
    </style:style>
    <style:style style:name="P5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officeooo:rsid="005d45f7"/>
    </style:style>
    <style:style style:name="T2" style:family="text">
      <style:text-properties officeooo:rsid="001f4e9b"/>
    </style:style>
    <style:style style:name="T3" style:family="text">
      <style:text-properties fo:font-weight="bold"/>
    </style:style>
    <style:style style:name="T4" style:family="text">
      <style:text-properties officeooo:rsid="002514d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0% 100%" fo:language="de" fo:country="DE"/>
    </style:style>
    <style:style style:name="T7" style:family="text">
      <style:text-properties style:text-position="0% 100%" fo:language="de" fo:country="DE" officeooo:rsid="005f9186"/>
    </style:style>
    <style:style style:name="T8" style:family="text">
      <style:text-properties style:font-name="Liberation Serif" fo:language="de" fo:country="DE"/>
    </style:style>
    <style:style style:name="T9" style:family="text">
      <style:text-properties style:font-name="Liberation Serif" fo:language="de" fo:country="DE" fo:font-style="normal" officeooo:rsid="005f9186" style:font-style-asian="normal" style:font-style-complex="normal"/>
    </style:style>
    <style:style style:name="T10" style:family="text">
      <style:text-properties style:font-name="Liberation Serif" fo:language="de" fo:country="DE" fo:font-style="normal" fo:font-weight="normal" officeooo:rsid="005f9186" style:font-style-asian="normal" style:font-weight-asian="normal" style:font-style-complex="normal" style:font-weight-complex="normal"/>
    </style:style>
    <style:style style:name="T11" style:family="text">
      <style:text-properties style:font-name="Liberation Serif" fo:language="de" fo:country="DE" fo:font-style="normal" officeooo:rsid="005d45f7" style:font-style-asian="normal" style:font-style-complex="normal"/>
    </style:style>
    <style:style style:name="T12" style:family="text">
      <style:text-properties style:font-name="Liberation Serif" fo:language="de" fo:country="DE" fo:font-style="normal" style:font-style-asian="normal" style:font-style-complex="normal"/>
    </style:style>
    <style:style style:name="T13" style:family="text">
      <style:text-properties style:font-name="Liberation Serif" fo:language="de" fo:country="DE" fo:font-style="normal" fo:font-weight="normal" officeooo:rsid="00633bd6" style:font-style-asian="normal" style:font-weight-asian="normal" style:font-style-complex="normal" style:font-weight-complex="normal"/>
    </style:style>
    <style:style style:name="T14" style:family="text">
      <style:text-properties style:font-name="Liberation Serif" fo:language="de" fo:country="D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Liberation Serif" fo:language="de" fo:country="DE" fo:font-style="normal" fo:font-weight="normal" officeooo:rsid="006221ac" style:font-style-asian="normal" style:font-weight-asian="normal" style:font-style-complex="normal" style:font-weight-complex="normal"/>
    </style:style>
    <style:style style:name="T16" style:family="text">
      <style:text-properties style:font-name="Liberation Serif" fo:language="de" fo:country="DE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Liberation Serif" fo:language="de" fo:country="DE" fo:font-style="normal" fo:font-weight="normal" officeooo:rsid="0064f6e2" style:font-style-asian="normal" style:font-weight-asian="normal" style:font-style-complex="normal" style:font-weight-complex="normal"/>
    </style:style>
    <style:style style:name="T18" style:family="text">
      <style:text-properties style:font-name="Liberation Serif" fo:language="de" fo:country="DE" fo:font-style="normal" fo:font-weight="normal" officeooo:rsid="00664cc4" style:font-style-asian="normal" style:font-weight-asian="normal" style:font-style-complex="normal" style:font-weight-complex="normal"/>
    </style:style>
    <style:style style:name="T19" style:family="text">
      <style:text-properties style:font-name="Liberation Serif" fo:language="de" fo:country="DE" fo:font-style="normal" fo:font-weight="normal" officeooo:rsid="0067793b" style:font-style-asian="normal" style:font-weight-asian="normal" style:font-style-complex="normal" style:font-weight-complex="normal"/>
    </style:style>
    <style:style style:name="T20" style:family="text">
      <style:text-properties style:font-name="Liberation Serif" fo:language="de" fo:country="DE" fo:font-style="italic" fo:font-weight="normal" officeooo:rsid="0067793b" style:font-style-asian="italic" style:font-weight-asian="normal" style:font-style-complex="italic" style:font-weight-complex="normal"/>
    </style:style>
    <style:style style:name="T21" style:family="text">
      <style:text-properties style:font-name="Liberation Serif" fo:language="de" fo:country="DE" fo:font-style="italic" officeooo:rsid="006794f6" style:font-style-asian="italic" style:font-style-complex="italic"/>
    </style:style>
    <style:style style:name="T22" style:family="text">
      <style:text-properties style:font-name="Liberation Serif" fo:language="de" fo:country="DE" fo:font-style="normal" officeooo:rsid="006794f6" style:font-style-asian="normal" style:font-style-complex="normal"/>
    </style:style>
    <style:style style:name="T23" style:family="text">
      <style:text-properties style:font-name="Liberation Serif" fo:language="de" fo:country="DE" fo:font-style="normal" officeooo:rsid="0067b979" style:font-style-asian="normal" style:font-style-complex="normal"/>
    </style:style>
    <style:style style:name="T24" style:family="text">
      <style:text-properties style:font-name="Liberation Serif" fo:language="de" fo:country="DE" fo:font-style="italic" officeooo:rsid="0067b979" style:font-style-asian="italic" style:font-style-complex="italic"/>
    </style:style>
    <style:style style:name="T25" style:family="text">
      <style:text-properties style:font-name="Liberation Serif" fo:language="de" fo:country="DE" fo:font-style="normal" officeooo:rsid="0067ec2d" style:font-style-asian="normal" style:font-style-complex="normal"/>
    </style:style>
    <style:style style:name="T26" style:family="text">
      <style:text-properties style:font-name="Liberation Serif" fo:language="de" fo:country="DE" fo:font-style="italic" officeooo:rsid="0067ec2d" style:font-style-asian="italic" style:font-style-complex="italic"/>
    </style:style>
    <style:style style:name="T27" style:family="text">
      <style:text-properties officeooo:rsid="006879c3"/>
    </style:style>
    <style:style style:name="T28" style:family="text">
      <style:text-properties fo:font-style="italic" officeooo:rsid="006879c3" style:font-style-asian="italic" style:font-style-complex="italic"/>
    </style:style>
    <style:style style:name="T29" style:family="text">
      <style:text-properties fo:font-style="normal" officeooo:rsid="006879c3" style:font-style-asian="normal" style:font-style-complex="normal"/>
    </style:style>
    <style:style style:name="T30" style:family="text">
      <style:text-properties fo:font-style="normal" officeooo:rsid="0068ff7b" style:font-style-asian="normal" style:font-style-complex="normal"/>
    </style:style>
    <style:style style:name="T31" style:family="text">
      <style:text-properties fo:font-style="italic" officeooo:rsid="0068ff7b" style:font-style-asian="italic" style:font-style-complex="italic"/>
    </style:style>
    <style:style style:name="T32" style:family="text">
      <style:text-properties fo:font-style="italic" officeooo:rsid="0069fc7b" style:font-style-asian="italic" style:font-style-complex="italic"/>
    </style:style>
    <style:style style:name="T33" style:family="text">
      <style:text-properties fo:font-style="normal" officeooo:rsid="0069fc7b" style:font-style-asian="normal" style:font-style-complex="normal"/>
    </style:style>
    <style:style style:name="T34" style:family="text">
      <style:text-properties fo:font-style="normal" officeooo:rsid="006ac55b" style:font-style-asian="normal" style:font-style-complex="normal"/>
    </style:style>
    <style:style style:name="T35" style:family="text">
      <style:text-properties fo:font-style="italic" officeooo:rsid="006bc4f7" style:font-style-asian="italic" style:font-style-complex="italic"/>
    </style:style>
    <style:style style:name="T36" style:family="text">
      <style:text-properties fo:font-style="normal" officeooo:rsid="006bc4f7" style:font-style-asian="normal" style:font-style-complex="normal"/>
    </style:style>
    <style:style style:name="T37" style:family="text">
      <style:text-properties fo:font-style="normal" officeooo:rsid="006c9f6e" style:font-style-asian="normal" style:font-style-complex="normal"/>
    </style:style>
    <style:style style:name="T38" style:family="text">
      <style:text-properties officeooo:rsid="00528b96"/>
    </style:style>
    <style:style style:name="T39" style:family="text">
      <style:text-properties officeooo:rsid="0054a8a5"/>
    </style:style>
    <style:style style:name="T40" style:family="text">
      <style:text-properties officeooo:rsid="0070e066"/>
    </style:style>
    <style:style style:name="T41" style:family="text">
      <style:text-properties officeooo:rsid="006e3729"/>
    </style:style>
    <style:style style:name="T42" style:family="text">
      <style:text-properties officeooo:rsid="005aa14a"/>
    </style:style>
    <style:style style:name="T43" style:family="text">
      <style:text-properties style:text-position="0% 100%" fo:font-weight="normal" officeooo:rsid="005aa14a" style:font-weight-asian="normal" style:font-weight-complex="normal"/>
    </style:style>
    <style:style style:name="T44" style:family="text">
      <style:text-properties officeooo:rsid="00245a16"/>
    </style:style>
    <style:style style:name="T45" style:family="text">
      <style:text-properties officeooo:rsid="0077fda5"/>
    </style:style>
    <style:style style:name="T46" style:family="text">
      <style:text-properties officeooo:rsid="0087905c"/>
    </style:style>
    <style:style style:name="T47" style:family="text">
      <style:text-properties officeooo:rsid="0077130e"/>
    </style:style>
    <style:style style:name="T48" style:family="text">
      <style:text-properties officeooo:rsid="007ddccb"/>
    </style:style>
    <style:style style:name="T49" style:family="text">
      <style:text-properties officeooo:rsid="007df84e"/>
    </style:style>
    <style:style style:name="T50" style:family="text">
      <style:text-properties officeooo:rsid="007f107d"/>
    </style:style>
    <style:style style:name="T51" style:family="text">
      <style:text-properties officeooo:rsid="00807053"/>
    </style:style>
    <style:style style:name="T52" style:family="text">
      <style:text-properties officeooo:rsid="0083c9f1"/>
    </style:style>
    <style:style style:name="T53" style:family="text">
      <style:text-properties officeooo:rsid="0087f06a"/>
    </style:style>
    <style:style style:name="T5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a9b7c6" loext:opacity="100%" style:font-name="JetBrains Mono" fo:font-size="10pt" fo:font-style="normal" fo:font-weight="normal" officeooo:rsid="005f9034" style:font-size-asian="10pt" style:font-style-asian="normal" style:font-weight-asian="normal"/>
    </style:style>
    <style:style style:name="T6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1ae09b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0085d9" loext:opacity="100%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008dff" loext:opacity="100%" style:font-name="JetBrains Mono" fo:font-size="10pt" fo:font-style="italic" fo:font-weight="normal" style:font-size-asian="10pt" style:font-style-asian="italic" style:font-weight-asian="normal"/>
    </style:style>
    <style:style style:name="T64" style:family="text">
      <style:text-properties fo:color="#54afaf" loext:opacity="100%" style:font-name="JetBrains Mono" fo:font-size="10pt" fo:font-style="italic" fo:font-weight="normal" style:font-size-asian="10pt" style:font-style-asian="italic" style:font-weight-asian="normal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<text:span text:style-name="T1">4</text:span>: <text:span text:style-name="T1">Krocket</text:span></text:p>
      <text:p text:style-name="P2"><text:span text:style-name="T2">Team-ID: </text:span><text:span text:style-name="T3">00078</text:span> </text:p>
      <text:p text:style-name="P3">Team: <text:span text:style-name="T4">Timon</text:span></text:p>
      <text:p text:style-name="P3">Bearbeiter dieser Aufgabe:<text:line-break/><text:span text:style-name="T4">Timon Retzlaff</text:span></text:p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5"><text:a xlink:type="simple" xlink:href="#__RefHeading___Toc2232_4178761632" text:style-name="Index_20_Link" text:visited-style-name="Index_20_Link">Lösungsidee<text:tab/>1</text:a></text:p>
          <text:p text:style-name="P5"><text:a xlink:type="simple" xlink:href="#__RefHeading___Toc2234_4178761632" text:style-name="Index_20_Link" text:visited-style-name="Index_20_Link">Umsetzung<text:tab/>2</text:a></text:p>
          <text:p text:style-name="P6"><text:a xlink:type="simple" xlink:href="#__RefHeading___Toc1533_2365224645" text:style-name="Index_20_Link" text:visited-style-name="Index_20_Link">Einlesen der Datei<text:tab/>2</text:a></text:p>
          <text:p text:style-name="P6"><text:a xlink:type="simple" xlink:href="#__RefHeading___Toc2364_597719968" text:style-name="Index_20_Link" text:visited-style-name="Index_20_Link"><text:span text:style-name="T5">Gate</text:span><text:span text:style-name="T5">-Klasse</text:span><text:tab/>2</text:a></text:p>
          <text:p text:style-name="P6"><text:a xlink:type="simple" xlink:href="#__RefHeading___Toc1821_2365224645" text:style-name="Index_20_Link" text:visited-style-name="Index_20_Link">Iterieren über Möglichkeiten<text:tab/>2</text:a></text:p>
          <text:p text:style-name="P6"><text:a xlink:type="simple" xlink:href="#__RefHeading___Toc2366_597719968" text:style-name="Index_20_Link" text:visited-style-name="Index_20_Link">TestShot-Methode – Möglichkeit überprüfen<text:tab/>2</text:a></text:p>
          <text:p text:style-name="P7"><text:a xlink:type="simple" xlink:href="#__RefHeading___Toc5683_597719968" text:style-name="Index_20_Link" text:visited-style-name="Index_20_Link">getParam-Methode<text:tab/>2</text:a></text:p>
          <text:p text:style-name="P7"><text:a xlink:type="simple" xlink:href="#__RefHeading___Toc5685_597719968" text:style-name="Index_20_Link" text:visited-style-name="Index_20_Link">isLegit - Methode<text:tab/>2</text:a></text:p>
          <text:p text:style-name="P5"><text:a xlink:type="simple" xlink:href="#__RefHeading___Toc2236_4178761632" text:style-name="Index_20_Link" text:visited-style-name="Index_20_Link">Beispiele<text:tab/>3</text:a></text:p>
          <text:p text:style-name="P6"><text:a xlink:type="simple" xlink:href="#__RefHeading___Toc8634_2920201777" text:style-name="Index_20_Link" text:visited-style-name="Index_20_Link">Beispiel 1: Ein Tor<text:tab/>3</text:a></text:p>
          <text:p text:style-name="P7"><text:a xlink:type="simple" xlink:href="#__RefHeading___Toc9218_2920201777" text:style-name="Index_20_Link" text:visited-style-name="Index_20_Link">Eingabe:<text:tab/>3</text:a></text:p>
          <text:p text:style-name="P7"><text:a xlink:type="simple" xlink:href="#__RefHeading___Toc9220_2920201777" text:style-name="Index_20_Link" text:visited-style-name="Index_20_Link">Ausgabe:<text:tab/>3</text:a></text:p>
          <text:p text:style-name="P6"><text:a xlink:type="simple" xlink:href="#__RefHeading___Toc9222_2920201777" text:style-name="Index_20_Link" text:visited-style-name="Index_20_Link">Beispiel 2: Mehrere Tore<text:tab/>3</text:a></text:p>
          <text:p text:style-name="P7"><text:a xlink:type="simple" xlink:href="#__RefHeading___Toc10504_2920201777" text:style-name="Index_20_Link" text:visited-style-name="Index_20_Link">Eingabe:<text:tab/>3</text:a></text:p>
          <text:p text:style-name="P7"><text:a xlink:type="simple" xlink:href="#__RefHeading___Toc10506_2920201777" text:style-name="Index_20_Link" text:visited-style-name="Index_20_Link">Ausgabe:<text:tab/>3</text:a></text:p>
          <text:p text:style-name="P6"><text:a xlink:type="simple" xlink:href="#__RefHeading___Toc9222_2920201777%20Kopie%201" text:style-name="Index_20_Link" text:visited-style-name="Index_20_Link">Beispiel 3: Viele Tore<text:tab/>3</text:a></text:p>
          <text:p text:style-name="P7"><text:a xlink:type="simple" xlink:href="#__RefHeading___Toc10504_2920201777%20Kopie%201" text:style-name="Index_20_Link" text:visited-style-name="Index_20_Link">Eingabe:<text:tab/>3</text:a></text:p>
          <text:p text:style-name="P7"><text:a xlink:type="simple" xlink:href="#__RefHeading___Toc10506_2920201777%20Kopie%201" text:style-name="Index_20_Link" text:visited-style-name="Index_20_Link">Ausgabe:<text:tab/>3</text:a></text:p>
          <text:p text:style-name="P6"><text:a xlink:type="simple" xlink:href="#__RefHeading___Toc9222_2920201777%20Kopie%201%20Kopie%201" text:style-name="Index_20_Link" text:visited-style-name="Index_20_Link">Beispiel 4<text:tab/>3</text:a></text:p>
          <text:p text:style-name="P7"><text:a xlink:type="simple" xlink:href="#__RefHeading___Toc10504_2920201777%20Kopie%201%20Kopie%201" text:style-name="Index_20_Link" text:visited-style-name="Index_20_Link">Eingabe:<text:tab/>3</text:a></text:p>
          <text:p text:style-name="P7"><text:a xlink:type="simple" xlink:href="#__RefHeading___Toc10506_2920201777%20Kopie%201%20Kopie%201" text:style-name="Index_20_Link" text:visited-style-name="Index_20_Link">Ausgabe:<text:tab/>3</text:a></text:p>
          <text:p text:style-name="P6"><text:a xlink:type="simple" xlink:href="#__RefHeading___Toc9222_2920201777%20Kopie%201%20Kopie%201%20Kopie%201" text:style-name="Index_20_Link" text:visited-style-name="Index_20_Link">Beispiel 5<text:tab/>4</text:a></text:p>
          <text:p text:style-name="P7"><text:a xlink:type="simple" xlink:href="#__RefHeading___Toc10504_2920201777%20Kopie%201%20Kopie%201%20Kopie%201" text:style-name="Index_20_Link" text:visited-style-name="Index_20_Link">Eingabe:<text:tab/>4</text:a></text:p>
          <text:p text:style-name="P7"><text:a xlink:type="simple" xlink:href="#__RefHeading___Toc23284_597719968" text:style-name="Index_20_Link" text:visited-style-name="Index_20_Link">Ausgabe:<text:tab/>4</text:a></text:p>
          <text:p text:style-name="P6"><text:a xlink:type="simple" xlink:href="#__RefHeading___Toc9222_2920201777%20Kopie%201%20Kopie%201%20Kopie%202" text:style-name="Index_20_Link" text:visited-style-name="Index_20_Link">Beispiel 6<text:tab/>4</text:a></text:p>
          <text:p text:style-name="P7"><text:a xlink:type="simple" xlink:href="#__RefHeading___Toc10504_2920201777%20Kopie%201%20Kopie%201%20Kopie%202" text:style-name="Index_20_Link" text:visited-style-name="Index_20_Link">Eingabe:<text:tab/>4</text:a></text:p>
          <text:p text:style-name="P7"><text:a xlink:type="simple" xlink:href="#__RefHeading___Toc10506_2920201777%20Kopie%201%20Kopie%201%20Kopie%202" text:style-name="Index_20_Link" text:visited-style-name="Index_20_Link">Ausgabe:<text:tab/>4</text:a></text:p>
          <text:p text:style-name="P5"><text:a xlink:type="simple" xlink:href="#__RefHeading___Toc2238_4178761632" text:style-name="Index_20_Link" text:visited-style-name="Index_20_Link">Quellcode<text:tab/>4</text:a></text:p>
        </text:index-body>
      </text:table-of-content>
      <text:h text:style-name="P8" text:outline-level="1"><text:bookmark-start text:name="__RefHeading___Toc2232_4178761632"/>Lösungsidee<text:bookmark-end text:name="__RefHeading___Toc2232_4178761632"/></text:h>
      <text:p text:style-name="P9">Das Programm iteriert mit einer festgelegten Schrittanzahl über die Strecke des ersten und letzten Tores. Dabei wird für jede mögliche Kombination von Start- und Endpunkt getestet, ob diese eine Lösung ist. Der Test funktioniert mittels Vektorrechnung im zweidimensionalen Raum.</text:p>
      <text:p text:style-name="P10"><text:soft-page-break/><text:span text:style-name="T6">Der Radius des Balls wird berücksichtigt, indem für </text:span><text:span text:style-name="T7">drei </text:span><text:span text:style-name="T6">Gerade</text:span><text:span text:style-name="T7">n</text:span><text:span text:style-name="T6"> getestet wird. </text:span><text:span text:style-name="T7">Von denen repräsentiert eine den Mittelpunkt des Balles, die anderen beiden verlaufen parallel dazu im Abstand des Radius des Balles.</text:span></text:p>
      <text:p text:style-name="P11"><text:span text:style-name="T6">Wenn alle drei Geraden kollisionsfrei die Tore passieren, ist der Schuss gültig. Für die Berücksichtigung der richtigen Reihenfolge wird der Mittelpunkt des Balls betrachtet.</text:span></text:p>
      <text:h text:style-name="P12" text:outline-level="1"><text:bookmark-start text:name="__RefHeading___Toc2234_4178761632"/>Umsetzung<text:bookmark-end text:name="__RefHeading___Toc2234_4178761632"/></text:h>
      <text:h text:style-name="P13" text:outline-level="2"><text:bookmark-start text:name="__RefHeading___Toc1533_2365224645"/>Einlesen der Datei<text:bookmark-end text:name="__RefHeading___Toc1533_2365224645"/></text:h>
      <text:p text:style-name="P14"><text:span text:style-name="T8">Die Implementierung beginnt damit, dass die Eingabedaten aus einer Datei gelesen und </text:span><text:span text:style-name="T9">in einer Liste gespeichert werden.</text:span><text:span text:style-name="Strong_20_Emphasis"><text:span text:style-name="T9"> </text:span></text:span><text:span text:style-name="Strong_20_Emphasis"><text:span text:style-name="T10">Dann werden sie in einem Gate-Array gespeichert.</text:span></text:span></text:p>
      <text:h text:style-name="P15" text:outline-level="2"><text:bookmark-start text:name="__RefHeading___Toc2364_597719968"/><text:span text:style-name="T11">Gate</text:span><text:span text:style-name="T12">-Klasse</text:span><text:bookmark-end text:name="__RefHeading___Toc2364_597719968"/></text:h>
      <text:p text:style-name="P16"><text:span text:style-name="Strong_20_Emphasis"><text:span text:style-name="T13">Jedes Tor</text:span></text:span><text:span text:style-name="Strong_20_Emphasis"><text:span text:style-name="T14"> w</text:span></text:span><text:span text:style-name="Strong_20_Emphasis"><text:span text:style-name="T13">i</text:span></text:span><text:span text:style-name="Strong_20_Emphasis"><text:span text:style-name="T14">rd durch </text:span></text:span><text:span text:style-name="Strong_20_Emphasis"><text:span text:style-name="T13">ein</text:span></text:span><text:span text:style-name="Strong_20_Emphasis"><text:span text:style-name="T14"> </text:span></text:span><text:span text:style-name="Strong_20_Emphasis"><text:span text:style-name="T15">G</text:span></text:span><text:span text:style-name="Strong_20_Emphasis"><text:span text:style-name="T16">ate</text:span></text:span><text:span text:style-name="Strong_20_Emphasis"><text:span text:style-name="T14">-</text:span></text:span><text:span text:style-name="Strong_20_Emphasis"><text:span text:style-name="T13">Objekt</text:span></text:span><text:span text:style-name="Strong_20_Emphasis"><text:span text:style-name="T16"> </text:span></text:span><text:span text:style-name="Strong_20_Emphasis"><text:span text:style-name="T14">repräsentiert, in de</text:span></text:span><text:span text:style-name="Strong_20_Emphasis"><text:span text:style-name="T17">m</text:span></text:span><text:span text:style-name="Strong_20_Emphasis"><text:span text:style-name="T14"> d</text:span></text:span><text:span text:style-name="Strong_20_Emphasis"><text:span text:style-name="T15">er Start- und Endpunkt gespeichert </text:span></text:span><text:span text:style-name="Strong_20_Emphasis"><text:span text:style-name="T18">wird</text:span></text:span><text:span text:style-name="Strong_20_Emphasis"><text:span text:style-name="T15">. </text:span></text:span><text:span text:style-name="Strong_20_Emphasis"><text:span text:style-name="T19">Diese bietet verschiedene Funktionen, wie </text:span></text:span><text:span text:style-name="Strong_20_Emphasis"><text:span text:style-name="T20">getLength, getDist </text:span></text:span><text:span text:style-name="Strong_20_Emphasis"><text:span text:style-name="T19">oder </text:span></text:span><text:span text:style-name="Strong_20_Emphasis"><text:span text:style-name="T20">getDiffX</text:span></text:span><text:span text:style-name="Strong_20_Emphasis"><text:span text:style-name="T19">.</text:span></text:span></text:p>
      <text:h text:style-name="P17" text:outline-level="2"><text:bookmark-start text:name="__RefHeading___Toc1821_2365224645"/><text:span text:style-name="Strong_20_Emphasis"><text:span text:style-name="T1">Iterieren über Möglichkeiten</text:span></text:span><text:bookmark-end text:name="__RefHeading___Toc1821_2365224645"/></text:h>
      <text:p text:style-name="P18"><text:span text:style-name="T8">In der </text:span><text:span text:style-name="T21">findShot-</text:span><text:span text:style-name="T22">Methode wird zuerst die Schrittgröße in x- und y-Richtung für das erste und letzte Tor berechnet. </text:span><text:span text:style-name="T23">Dann iteriere ich in einer äußeren Schleife über das erste Tor und in einer inneren über das letzte Tor. Für jede Kombination wird ein </text:span><text:span text:style-name="T24">Shot </text:span><text:span text:style-name="T23">erstellt, der die Punkte speichert. </text:span><text:span text:style-name="T25">Danach wird der </text:span><text:span text:style-name="T26">Shot </text:span><text:span text:style-name="T25">getestet.</text:span></text:p>
      <text:h text:style-name="P19" text:outline-level="2"><text:bookmark-start text:name="__RefHeading___Toc2366_597719968"/>TestShot-Methode – Möglichkeit überprüfen<text:bookmark-end text:name="__RefHeading___Toc2366_597719968"/></text:h>
      <text:p text:style-name="Text_20_body">Die Methode <text:span text:style-name="T27">geht für den Schuss alle Tore durch und ruft die </text:span><text:span text:style-name="T28">getParam-</text:span><text:span text:style-name="T29">Methode auf. </text:span><text:span text:style-name="T30">Dann überprüft sie, ob die Parameter immer größer werden und durch die </text:span><text:span text:style-name="T31">isLegit-</text:span><text:span text:style-name="T30">Methode, ob der Ball durch alle Tore passt.</text:span></text:p>
      <text:h text:style-name="P20" text:outline-level="3"><text:bookmark-start text:name="__RefHeading___Toc5683_597719968"/>getParam-Methode<text:bookmark-end text:name="__RefHeading___Toc5683_597719968"/></text:h>
      <text:p text:style-name="P21">Die <text:span text:style-name="T32">getParam-</text:span><text:span text:style-name="T33">Methode rechnet für die Gerade des Shots mit dem Stützvektor (x1, y1) und Richtungsvektor (</text:span><text:span text:style-name="T34">x2-x1, y2-y1) den Parameter aus, bei dem das Gate geschnitten wird. Wenn die Geraden sich nicht treffen, wird -1 zurückgegeben.</text:span></text:p>
      <text:h text:style-name="P20" text:outline-level="3"><text:bookmark-start text:name="__RefHeading___Toc5685_597719968"/>isLegit - Methode<text:bookmark-end text:name="__RefHeading___Toc5685_597719968"/></text:h>
      <text:p text:style-name="P21">Die <text:span text:style-name="T35">isLegit-</text:span><text:span text:style-name="T36">Methode überprüft den Schuss und ruft die </text:span><text:span text:style-name="T35">checkRadius-</text:span><text:span text:style-name="T36">Funktion auf, die die zwei parallelen Geraden berechnet und diese überprüft. </text:span><text:span text:style-name="T37">Dazu wird der orthogonale Vektor zum Schuss berechnet und auf den Schuss addiert.</text:span></text:p>
      <text:h text:style-name="P22" text:outline-level="1"><text:bookmark-start text:name="__RefHeading___Toc2236_4178761632"/><text:soft-page-break/>Beispiele<text:bookmark-end text:name="__RefHeading___Toc2236_4178761632"/></text:h>
      <text:h text:style-name="P13" text:outline-level="2"><text:bookmark-start text:name="__RefHeading___Toc8634_2920201777"/><text:span text:style-name="Strong_20_Emphasis">Beispiel 1: </text:span><text:span text:style-name="Strong_20_Emphasis"><text:span text:style-name="T38">Ein Tor</text:span></text:span><text:bookmark-end text:name="__RefHeading___Toc8634_2920201777"/></text:h>
      <text:p text:style-name="P23"><text:span text:style-name="T39">In einem Fall mit nur einem Tor prüft das Programm</text:span>, ob das Tor <text:span text:style-name="T40">groß genug für den Ball ist. Falls ja rechnet es den orthogonalen Vektor aus und ermittelt so den Schuss.</text:span></text:p>
      <text:h text:style-name="Heading_20_3" text:outline-level="3"><text:bookmark-start text:name="__RefHeading___Toc9218_2920201777"/><text:span text:style-name="Strong_20_Emphasis">Eingabe</text:span>:<text:bookmark-end text:name="__RefHeading___Toc9218_2920201777"/></text:h>
      <text:list text:style-name="L1">
        <text:list-item>
          <text:p text:style-name="P24">1 <text:span text:style-name="T41">1</text:span></text:p>
        </text:list-item>
        <text:list-item>
          <text:p text:style-name="P25">5 5 5 10</text:p>
        </text:list-item>
      </text:list>
      <text:h text:style-name="Heading_20_3" text:outline-level="3"><text:bookmark-start text:name="__RefHeading___Toc9220_2920201777"/>Ausgabe:<text:bookmark-end text:name="__RefHeading___Toc9220_2920201777"/></text:h>
      <text:p text:style-name="P26">x1=6.0;x2=5.0;angle:-0.0°</text:p>
      <text:h text:style-name="P13" text:outline-level="2"><text:bookmark-start text:name="__RefHeading___Toc9222_2920201777"/><text:span text:style-name="Strong_20_Emphasis">Beispiel 2: </text:span><text:span text:style-name="Strong_20_Emphasis"><text:span text:style-name="T42">Mehrere Tore</text:span></text:span><text:bookmark-end text:name="__RefHeading___Toc9222_2920201777"/></text:h>
      <text:p text:style-name="P27"><text:span text:style-name="Strong_20_Emphasis"><text:span text:style-name="T43">Hier ein Beispiel mit mehreren Toren.</text:span></text:span></text:p>
      <text:h text:style-name="P28" text:outline-level="3"><text:bookmark-start text:name="__RefHeading___Toc10504_2920201777"/><text:span text:style-name="Strong_20_Emphasis">Eingabe</text:span>:<text:bookmark-end text:name="__RefHeading___Toc10504_2920201777"/></text:h>
      <text:list text:style-name="L2">
        <text:list-item>
          <text:p text:style-name="P29"><text:span text:style-name="T44">&lt;</text:span><text:span text:style-name="T42">siehe gegebene Beispiel aus </text:span><text:span text:style-name="T45">krocket</text:span><text:span text:style-name="T46">1</text:span><text:span text:style-name="T42">.txt&gt;</text:span></text:p>
        </text:list-item>
      </text:list>
      <text:h text:style-name="Heading_20_3" text:outline-level="3"><text:bookmark-start text:name="__RefHeading___Toc10506_2920201777"/>Ausgabe:<text:bookmark-end text:name="__RefHeading___Toc10506_2920201777"/></text:h>
      <text:p text:style-name="P30">x1=11.2736;x2=238.943;angle:25.975357705716817°</text:p>
      <text:h text:style-name="P31" text:outline-level="2"><text:bookmark-start text:name="__RefHeading___Toc9222_2920201777 Kopie 1"/><text:span text:style-name="Strong_20_Emphasis">Beispiel </text:span><text:span text:style-name="Strong_20_Emphasis"><text:span text:style-name="T47">3</text:span></text:span><text:span text:style-name="Strong_20_Emphasis">: </text:span><text:span text:style-name="Strong_20_Emphasis"><text:span text:style-name="T42">Viele Tore</text:span></text:span><text:bookmark-end text:name="__RefHeading___Toc9222_2920201777 Kopie 1"/></text:h>
      <text:h text:style-name="P32" text:outline-level="3"><text:bookmark-start text:name="__RefHeading___Toc10504_2920201777 Kopie 1"/><text:span text:style-name="Strong_20_Emphasis">Eingabe</text:span>:<text:bookmark-end text:name="__RefHeading___Toc10504_2920201777 Kopie 1"/></text:h>
      <text:list xml:id="list951080247" text:style-name="L3">
        <text:list-item>
          <text:p text:style-name="P33">&lt;<text:span text:style-name="T42">siehe gegebene Beispiel aus </text:span><text:span text:style-name="T45">krocket</text:span><text:span text:style-name="T42">5.txt&gt;</text:span></text:p>
        </text:list-item>
      </text:list>
      <text:h text:style-name="P34" text:outline-level="3"><text:bookmark-start text:name="__RefHeading___Toc10506_2920201777 Kopie 1"/>Ausgabe:<text:bookmark-end text:name="__RefHeading___Toc10506_2920201777 Kopie 1"/></text:h>
      <text:p text:style-name="P35">x1=1302.1857;x2=48968.296;angle:-14.00509684897943°</text:p>
      <text:h text:style-name="P36" text:outline-level="2"><text:bookmark-start text:name="__RefHeading___Toc9222_2920201777 Kopie 1 Kopie 1"/><text:span text:style-name="Strong_20_Emphasis">Beispiel </text:span><text:span text:style-name="Strong_20_Emphasis"><text:span text:style-name="T48">4</text:span></text:span><text:bookmark-end text:name="__RefHeading___Toc9222_2920201777 Kopie 1 Kopie 1"/></text:h>
      <text:h text:style-name="P37" text:outline-level="3"><text:bookmark-start text:name="__RefHeading___Toc10504_2920201777 Kopie 1 Kopie 1"/><text:span text:style-name="Strong_20_Emphasis">Eingabe</text:span>:<text:bookmark-end text:name="__RefHeading___Toc10504_2920201777 Kopie 1 Kopie 1"/></text:h>
      <text:list xml:id="list182131984507249" text:continue-numbering="true" text:style-name="L3">
        <text:list-item>
          <text:p text:style-name="P38">&lt;<text:span text:style-name="T42">siehe gegebene Beispiel aus </text:span><text:span text:style-name="T45">krocket</text:span><text:span text:style-name="T49">4</text:span><text:span text:style-name="T42">.txt&gt;</text:span></text:p>
        </text:list-item>
      </text:list>
      <text:h text:style-name="P39" text:outline-level="3"><text:bookmark-start text:name="__RefHeading___Toc10506_2920201777 Kopie 1 Kopie 1"/>Ausgabe:<text:bookmark-end text:name="__RefHeading___Toc10506_2920201777 Kopie 1 Kopie 1"/></text:h>
      <text:p text:style-name="P40">x1=6.144300000000001;x2=8946.9584;angle:26.535976854632914°</text:p>
      <text:h text:style-name="P41" text:outline-level="2"><text:bookmark-start text:name="__RefHeading___Toc9222_2920201777 Kopie 1 Kopie 1 Kopie 1"/><text:soft-page-break/><text:span text:style-name="Strong_20_Emphasis">Beispiel </text:span><text:span text:style-name="Strong_20_Emphasis"><text:span text:style-name="T50">5</text:span></text:span><text:bookmark-end text:name="__RefHeading___Toc9222_2920201777 Kopie 1 Kopie 1 Kopie 1"/></text:h>
      <text:h text:style-name="P42" text:outline-level="3"><text:bookmark-start text:name="__RefHeading___Toc10504_2920201777 Kopie 1 Kopie 1 Kopie 1"/><text:span text:style-name="Strong_20_Emphasis">Eingabe</text:span>:<text:bookmark-end text:name="__RefHeading___Toc10504_2920201777 Kopie 1 Kopie 1 Kopie 1"/></text:h>
      <text:list xml:id="list182132961293978" text:continue-numbering="true" text:style-name="L3">
        <text:list-item>
          <text:p text:style-name="P43">&lt;<text:span text:style-name="T42">siehe gegebene Beispiel aus </text:span><text:span text:style-name="T45">krocket</text:span><text:span text:style-name="T51">3</text:span><text:span text:style-name="T42">.txt&gt;</text:span></text:p>
        </text:list-item>
      </text:list>
      <text:h text:style-name="P44" text:outline-level="3"><text:bookmark-start text:name="__RefHeading___Toc23284_597719968"/>Ausgabe:<text:bookmark-end text:name="__RefHeading___Toc23284_597719968"/></text:h>
      <text:p text:style-name="Text_20_body">Null</text:p>
      <text:h text:style-name="P45" text:outline-level="2"><text:bookmark-start text:name="__RefHeading___Toc9222_2920201777 Kopie 1 Kopie 1 Kopie 2"/><text:span text:style-name="Strong_20_Emphasis">Beispiel </text:span><text:span text:style-name="Strong_20_Emphasis"><text:span text:style-name="T52">6</text:span></text:span><text:bookmark-end text:name="__RefHeading___Toc9222_2920201777 Kopie 1 Kopie 1 Kopie 2"/></text:h>
      <text:h text:style-name="P46" text:outline-level="3"><text:bookmark-start text:name="__RefHeading___Toc10504_2920201777 Kopie 1 Kopie 1 Kopie 2"/><text:span text:style-name="Strong_20_Emphasis">Eingabe</text:span>:<text:bookmark-end text:name="__RefHeading___Toc10504_2920201777 Kopie 1 Kopie 1 Kopie 2"/></text:h>
      <text:list text:continue-numbering="true" text:style-name="L3">
        <text:list-item>
          <text:p text:style-name="P47">&lt;<text:span text:style-name="T42">siehe gegebene Beispiel aus </text:span><text:span text:style-name="T45">krocket</text:span><text:span text:style-name="T53">2</text:span><text:span text:style-name="T42">.txt&gt;</text:span></text:p>
        </text:list-item>
      </text:list>
      <text:h text:style-name="P44" text:outline-level="3"><text:bookmark-start text:name="__RefHeading___Toc10506_2920201777 Kopie 1 Kopie 1 Kopie 2"/>Ausgabe:<text:bookmark-end text:name="__RefHeading___Toc10506_2920201777 Kopie 1 Kopie 1 Kopie 2"/></text:h>
      <text:p text:style-name="P48">null</text:p>
      <text:h text:style-name="P22" text:outline-level="1"><text:bookmark-start text:name="__RefHeading___Toc2238_4178761632"/>Quellcode<text:bookmark-end text:name="__RefHeading___Toc2238_4178761632"/></text:h>
      <text:p text:style-name="P49" loext:marker-style-name="T54"><text:span text:style-name="T55">private static </text:span><text:span text:style-name="T56">Shot </text:span><text:span text:style-name="T57">findShot</text:span><text:span text:style-name="T54">(</text:span><text:span text:style-name="T55">final </text:span><text:span text:style-name="T56">java.util.</text:span><text:span text:style-name="T58">List</text:span><text:span text:style-name="T54">&lt;</text:span><text:span text:style-name="T56">String</text:span><text:span text:style-name="T54">&gt; inputLines) {</text:span></text:p>
      <text:p text:style-name="P49" loext:marker-style-name="T54"><text:span text:style-name="T54"><text:line-break/> <text:s text:c="3"/></text:span><text:span text:style-name="T59">[…]</text:span></text:p>
      <text:p text:style-name="P49" loext:marker-style-name="T54"><text:span text:style-name="T54"><text:line-break/> <text:s text:c="3"/></text:span><text:span text:style-name="T55">final </text:span><text:span text:style-name="T56">Gate </text:span><text:span text:style-name="T54">firstGate = gates[</text:span><text:span text:style-name="T60">0</text:span><text:span text:style-name="T54">]</text:span><text:span text:style-name="T55">;<text:line-break/> <text:s text:c="3"/>final </text:span><text:span text:style-name="T56">Gate </text:span><text:span text:style-name="T54">lastGate = gates[gates.</text:span><text:span text:style-name="T61">length </text:span><text:span text:style-name="T54">- </text:span><text:span text:style-name="T60">1</text:span><text:span text:style-name="T54">]</text:span><text:span text:style-name="T55">;<text:line-break/> <text:s text:c="3"/>final double </text:span><text:span text:style-name="T54">stepSizeX1 = firstGate.</text:span><text:span text:style-name="T62">getDiffX</text:span><text:span text:style-name="T54">() / </text:span><text:span text:style-name="T63">STEP_COUNT</text:span><text:span text:style-name="T55">;<text:line-break/> <text:s text:c="3"/>final double </text:span><text:span text:style-name="T54">stepSizeY1 = firstGate.</text:span><text:span text:style-name="T62">getDiffY</text:span><text:span text:style-name="T54">() / </text:span><text:span text:style-name="T63">STEP_COUNT</text:span><text:span text:style-name="T55">;<text:line-break/> <text:s text:c="3"/>final double </text:span><text:span text:style-name="T54">stepSizeX2 = lastGate.</text:span><text:span text:style-name="T62">getDiffX</text:span><text:span text:style-name="T54">() / </text:span><text:span text:style-name="T63">STEP_COUNT</text:span><text:span text:style-name="T55">;<text:line-break/> <text:s text:c="3"/>final double </text:span><text:span text:style-name="T54">stepSizeY2 = lastGate.</text:span><text:span text:style-name="T62">getDiffY</text:span><text:span text:style-name="T54">() / </text:span><text:span text:style-name="T63">STEP_COUNT</text:span><text:span text:style-name="T55">;<text:line-break/><text:line-break/> <text:s text:c="3"/>for </text:span><text:span text:style-name="T54">(</text:span><text:span text:style-name="T55">int </text:span><text:span text:style-name="T54">i = </text:span><text:span text:style-name="T60">0</text:span><text:span text:style-name="T55">; </text:span><text:span text:style-name="T54">i &lt; </text:span><text:span text:style-name="T63">STEP_COUNT</text:span><text:span text:style-name="T55">; </text:span><text:span text:style-name="T54">i++) {<text:line-break/> <text:s text:c="7"/></text:span><text:span text:style-name="T55">double </text:span><text:span text:style-name="T54">x1 = firstGate.</text:span><text:span text:style-name="T61">x1 </text:span><text:span text:style-name="T54">+ stepSizeX1 * i</text:span><text:span text:style-name="T55">;<text:line-break/> <text:s text:c="7"/>double </text:span><text:span text:style-name="T54">y1 = firstGate.</text:span><text:span text:style-name="T61">y1 </text:span><text:span text:style-name="T54">+ stepSizeY1 * i</text:span><text:span text:style-name="T55">;<text:line-break/> <text:s text:c="7"/>for </text:span><text:span text:style-name="T54">(</text:span><text:span text:style-name="T55">int </text:span><text:span text:style-name="T54">j = </text:span><text:span text:style-name="T60">0</text:span><text:span text:style-name="T55">; </text:span><text:span text:style-name="T54">j &lt; </text:span><text:span text:style-name="T63">STEP_COUNT</text:span><text:span text:style-name="T55">; </text:span><text:span text:style-name="T54">j++) {<text:line-break/> <text:s text:c="11"/></text:span><text:span text:style-name="T55">double </text:span><text:span text:style-name="T54">x2 = lastGate.</text:span><text:span text:style-name="T61">x1 </text:span><text:span text:style-name="T54">+ stepSizeX2 * j</text:span><text:span text:style-name="T55">;<text:line-break/> <text:s text:c="11"/>double </text:span><text:span text:style-name="T54">y2 = lastGate.</text:span><text:span text:style-name="T61">y1 </text:span><text:span text:style-name="T54">+ stepSizeY2 * j</text:span><text:span text:style-name="T55">;<text:line-break/> <text:s text:c="11"/></text:span><text:span text:style-name="T56">Shot </text:span><text:span text:style-name="T54">toTest = </text:span><text:span text:style-name="T55">new </text:span><text:span text:style-name="T54">Shot(x1</text:span><text:span text:style-name="T55">, </text:span><text:span text:style-name="T54">y1</text:span><text:span text:style-name="T55">, </text:span><text:span text:style-name="T54">x2</text:span><text:span text:style-name="T55">, </text:span><text:span text:style-name="T54">y2)</text:span><text:span text:style-name="T55">;<text:line-break/> <text:s text:c="11"/>if </text:span><text:span text:style-name="T54">(</text:span><text:span text:style-name="T64">testShot</text:span><text:span text:style-name="T54">(toTest</text:span><text:span text:style-name="T55">, </text:span><text:span text:style-name="T54">gates</text:span><text:span text:style-name="T55">, </text:span><text:span text:style-name="T54">radius)) {<text:line-break/> <text:s text:c="15"/></text:span><text:span text:style-name="T55">return </text:span><text:span text:style-name="T54">toTest</text:span><text:span text:style-name="T55">;<text:line-break/> <text:s text:c="11"/></text:span><text:span text:style-name="T54">}<text:line-break/> <text:s text:c="7"/>}<text:line-break/> <text:s text:c="3"/>}<text:line-break/> <text:s text:c="3"/></text:span><text:span text:style-name="T55">return null;<text:line-break/></text:span><text:span text:style-name="T54">}</text:span></text:p>
      <text:p text:style-name="P50" loext:marker-style-name="T54"><text:span text:style-name="T54"/></text:p>
      <text:p text:style-name="P51" loext:marker-style-name="T54"><text:span text:style-name="T55">private static boolean </text:span><text:span text:style-name="T57">testShot</text:span><text:span text:style-name="T54">(</text:span><text:span text:style-name="T55">final </text:span><text:span text:style-name="T56">Shot </text:span><text:span text:style-name="T54">shot</text:span><text:span text:style-name="T55">, final </text:span><text:span text:style-name="T56">Gate</text:span><text:span text:style-name="T54">[] gates</text:span><text:span text:style-name="T55">, final double </text:span><text:span text:style-name="T54">radius) {<text:line-break/> <text:s text:c="3"/></text:span><text:span text:style-name="T55">double </text:span><text:span text:style-name="T54">lastS = -</text:span><text:span text:style-name="T60">0.5</text:span><text:span text:style-name="T55">;<text:line-break/> <text:s text:c="3"/>for </text:span><text:span text:style-name="T54">(</text:span><text:span text:style-name="T56">Gate </text:span><text:span text:style-name="T54">gate : gates) {<text:line-break/> <text:s text:c="7"/></text:span><text:span text:style-name="T55">double </text:span><text:span text:style-name="T54">newS = </text:span><text:span text:style-name="T64">getParam</text:span><text:span text:style-name="T54">(shot</text:span><text:span text:style-name="T55">, </text:span><text:span text:style-name="T54">gate)</text:span><text:span text:style-name="T55">;<text:line-break/> <text:s text:c="7"/>if </text:span><text:span text:style-name="T54">(newS &lt; lastS || !</text:span><text:span text:style-name="T64">isLegit</text:span><text:span text:style-name="T54">(newS</text:span><text:span text:style-name="T55">, </text:span><text:span text:style-name="T54">shot</text:span><text:span text:style-name="T55">, </text:span><text:span text:style-name="T54">gate</text:span><text:span text:style-name="T55">, </text:span><text:span text:style-name="T54">radius</text:span><text:span text:style-name="T55">, true</text:span><text:span text:style-name="T54">)) {<text:line-break/> <text:s text:c="11"/></text:span><text:span text:style-name="T55">return false;<text:line-break/> <text:s text:c="7"/></text:span><text:span text:style-name="T54">} </text:span><text:span text:style-name="T55">else </text:span><text:span text:style-name="T54">{<text:line-break/> <text:s text:c="11"/>lastS = newS</text:span><text:span text:style-name="T55">;<text:line-break/></text:span><text:soft-page-break/><text:span text:style-name="T55"> <text:s text:c="7"/></text:span><text:span text:style-name="T54">}<text:line-break/> <text:s text:c="3"/>}<text:line-break/> <text:s text:c="3"/></text:span><text:span text:style-name="T55">return true;<text:line-break/></text:span><text:span text:style-name="T54">}</text:span></text:p>
      <text:p text:style-name="P50" loext:marker-style-name="T54"><text:span text:style-name="T54"/></text:p>
      <text:p text:style-name="P51" loext:marker-style-name="T54"><text:span text:style-name="T55">private static boolean </text:span><text:span text:style-name="T57">isLegit</text:span><text:span text:style-name="T54">(</text:span><text:span text:style-name="T55">final double </text:span><text:span text:style-name="T54">s</text:span><text:span text:style-name="T55">, final </text:span><text:span text:style-name="T56">Shot </text:span><text:span text:style-name="T54">shot</text:span><text:span text:style-name="T55">, final </text:span><text:span text:style-name="T56">Gate </text:span><text:span text:style-name="T54">gate</text:span><text:span text:style-name="T55">, final double </text:span><text:span text:style-name="T54">radius</text:span><text:span text:style-name="T55">, boolean </text:span><text:span text:style-name="T54">checkRadius) {<text:line-break/> <text:s text:c="3"/></text:span><text:span text:style-name="T55">final double </text:span><text:span text:style-name="T54">x = shot.</text:span><text:span text:style-name="T62">getDiffX</text:span><text:span text:style-name="T54">() * s + shot.</text:span><text:span text:style-name="T61">x1</text:span><text:span text:style-name="T55">;<text:line-break/> <text:s text:c="3"/>final double </text:span><text:span text:style-name="T54">y = shot.</text:span><text:span text:style-name="T62">getDiffY</text:span><text:span text:style-name="T54">() * s + shot.</text:span><text:span text:style-name="T61">y1</text:span><text:span text:style-name="T55">;<text:line-break/><text:line-break/> <text:s text:c="3"/>if </text:span><text:span text:style-name="T54">(x &lt;= </text:span><text:span text:style-name="T56">Math</text:span><text:span text:style-name="T54">.</text:span><text:span text:style-name="T64">max</text:span><text:span text:style-name="T54">(gate.</text:span><text:span text:style-name="T61">x1</text:span><text:span text:style-name="T55">, </text:span><text:span text:style-name="T54">gate.</text:span><text:span text:style-name="T61">x2</text:span><text:span text:style-name="T54">) &amp;&amp; x &gt;= </text:span><text:span text:style-name="T56">Math</text:span><text:span text:style-name="T54">.</text:span><text:span text:style-name="T64">min</text:span><text:span text:style-name="T54">(gate.</text:span><text:span text:style-name="T61">x1</text:span><text:span text:style-name="T55">, </text:span><text:span text:style-name="T54">gate.</text:span><text:span text:style-name="T61">x2</text:span><text:span text:style-name="T54">)<text:line-break/> <text:s text:c="11"/>&amp;&amp; y &lt;= </text:span><text:span text:style-name="T56">Math</text:span><text:span text:style-name="T54">.</text:span><text:span text:style-name="T64">max</text:span><text:span text:style-name="T54">(gate.</text:span><text:span text:style-name="T61">y1</text:span><text:span text:style-name="T55">, </text:span><text:span text:style-name="T54">gate.</text:span><text:span text:style-name="T61">y2</text:span><text:span text:style-name="T54">) &amp;&amp; y &gt;= </text:span><text:span text:style-name="T56">Math</text:span><text:span text:style-name="T54">.</text:span><text:span text:style-name="T64">min</text:span><text:span text:style-name="T54">(gate.</text:span><text:span text:style-name="T61">y1</text:span><text:span text:style-name="T55">, </text:span><text:span text:style-name="T54">gate.</text:span><text:span text:style-name="T61">y2</text:span><text:span text:style-name="T54">)) {<text:line-break/> <text:s text:c="7"/></text:span><text:span text:style-name="T55">return </text:span><text:span text:style-name="T54">!checkRadius || </text:span><text:span text:style-name="T64">checkRadius</text:span><text:span text:style-name="T54">(shot</text:span><text:span text:style-name="T55">, </text:span><text:span text:style-name="T54">gate</text:span><text:span text:style-name="T55">, </text:span><text:span text:style-name="T54">radius)</text:span><text:span text:style-name="T55">;<text:line-break/> <text:s text:c="3"/></text:span><text:span text:style-name="T54">} </text:span><text:span text:style-name="T55">else </text:span><text:span text:style-name="T54">{<text:line-break/> <text:s text:c="7"/></text:span><text:span text:style-name="T55">return false;<text:line-break/> <text:s text:c="3"/></text:span><text:span text:style-name="T54">}<text:line-break/>}</text:span></text:p>
      <text:p text:style-name="P50" loext:marker-style-name="T54"><text:span text:style-name="T5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fo:language="de" fo:country="DE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3160" officeooo:paragraph-rsid="00093160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7:21:36.181000000</meta:creation-date>
    <dc:date>2024-11-17T18:21:31.363000000</dc:date>
    <meta:editing-duration>P1DT6H58M55S</meta:editing-duration>
    <meta:editing-cycles>107</meta:editing-cycles>
    <meta:generator>LibreOffice/24.8.2.1$Windows_X86_64 LibreOffice_project/0f794b6e29741098670a3b95d60478a65d05ef13</meta:generator>
    <meta:document-statistic meta:table-count="0" meta:image-count="0" meta:object-count="0" meta:page-count="5" meta:paragraph-count="91" meta:word-count="760" meta:character-count="5263" meta:non-whitespace-character-count="4326"/>
  </office:meta>
</office:document-meta>
</file>